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2.3228in"/>
    </style:style>
    <style:style style:name="co6" style:family="table-column">
      <style:table-column-properties fo:break-before="auto" style:column-width="2.0366in"/>
    </style:style>
    <style:style style:name="co7" style:family="table-column">
      <style:table-column-properties fo:break-before="auto" style:column-width="1.4484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8752in" fo:break-before="auto" style:use-optimal-row-height="false"/>
    </style:style>
    <style:style style:name="ro2" style:family="table-row">
      <style:table-row-properties style:row-height="1.0154in" fo:break-before="auto" style:use-optimal-row-height="true"/>
    </style:style>
    <style:style style:name="ro3" style:family="table-row">
      <style:table-row-properties style:row-height="0.404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61"/>
    <style:style style:name="ce11" style:family="table-cell" style:parent-style-name="Default" style:data-style-name="N61">
      <style:table-cell-properties style:rotation-align="none"/>
    </style:style>
    <style:style style:name="ce26" style:family="table-cell" style:parent-style-name="Default" style:data-style-name="N0">
      <style:table-cell-properties style:rotation-align="non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 style:data-style-name="N0"/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000000" style:font-name="Calibri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atores</text:p>
          </table:table-cell>
          <table:covered-table-cell table:style-name="ce5"/>
          <table:table-cell table:style-name="ce9" office:value-type="string" calcext:value-type="string" table:number-columns-spanned="3" table:number-rows-spanned="1">
            <text:p>Variáveis de Resposta</text:p>
          </table:table-cell>
          <table:covered-table-cell table:style-name="ce12"/>
          <table:covered-table-cell table:style-name="ce13"/>
          <table:table-cell table:number-columns-repeated="59"/>
        </table:table-row>
        <table:table-row table:style-name="ro2">
          <table:table-cell table:style-name="ce2" office:value-type="string" calcext:value-type="string">
            <text:p><text:span text:style-name="T1">A (multiplicação</text:span>)</text:p>
          </table:table-cell>
          <table:table-cell table:style-name="ce6" office:value-type="string" calcext:value-type="string">
            <text:p>B(tamanho)</text:p>
          </table:table-cell>
          <table:table-cell table:style-name="ce6" office:value-type="string" calcext:value-type="string">
            <text:p>L1-dcache-load</text:p>
          </table:table-cell>
          <table:table-cell table:style-name="ce6" office:value-type="string" calcext:value-type="string">
            <text:p>L1-dcache-load-miss</text:p>
          </table:table-cell>
          <table:table-cell table:style-name="ce14" office:value-type="string" calcext:value-type="string">
            <text:p>Branch-instructions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seconds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-1(LI)</text:p>
          </table:table-cell>
          <table:table-cell table:style-name="ce7" office:value-type="string" calcext:value-type="string">
            <text:p>-1(100)</text:p>
          </table:table-cell>
          <table:table-cell table:style-name="ce10" office:value-type="float" office:value="22118998.9" calcext:value-type="float">
            <text:p>2.21E+07</text:p>
          </table:table-cell>
          <table:table-cell table:style-name="ce10" office:value-type="float" office:value="1084987.7" calcext:value-type="float">
            <text:p>1.08E+06</text:p>
          </table:table-cell>
          <table:table-cell office:value-type="float" office:value="67882.8" calcext:value-type="float">
            <text:p>67882.8</text:p>
          </table:table-cell>
          <table:table-cell office:value-type="float" office:value="12433.6" calcext:value-type="float">
            <text:p>12433.6</text:p>
          </table:table-cell>
          <table:table-cell table:style-name="ce28" office:value-type="float" office:value="0.0060603162" calcext:value-type="float">
            <text:p>0.0060603162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1(LU)</text:p>
          </table:table-cell>
          <table:table-cell table:style-name="ce7" office:value-type="string" calcext:value-type="string">
            <text:p>-1 (100)</text:p>
          </table:table-cell>
          <table:table-cell table:style-name="ce10" office:value-type="float" office:value="19869068.4" calcext:value-type="float">
            <text:p>1.99E+07</text:p>
          </table:table-cell>
          <table:table-cell table:style-name="ce10" office:value-type="float" office:value="334998.2" calcext:value-type="float">
            <text:p>3.35E+05</text:p>
          </table:table-cell>
          <table:table-cell office:value-type="float" office:value="65106" calcext:value-type="float">
            <text:p>65106</text:p>
          </table:table-cell>
          <table:table-cell office:value-type="float" office:value="2564.2" calcext:value-type="float">
            <text:p>2564.2</text:p>
          </table:table-cell>
          <table:table-cell table:style-name="ce28" office:value-type="float" office:value="0.005495879" calcext:value-type="float">
            <text:p>0.005495879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-1(LI)</text:p>
          </table:table-cell>
          <table:table-cell table:style-name="ce7" office:value-type="string" calcext:value-type="string">
            <text:p>1(1000)</text:p>
          </table:table-cell>
          <table:table-cell table:style-name="ce10" office:value-type="float" office:value="22005826937.1" calcext:value-type="float">
            <text:p>2.20E+10</text:p>
          </table:table-cell>
          <table:table-cell table:style-name="ce10" office:value-type="float" office:value="1003294667.7" calcext:value-type="float">
            <text:p>1.00E+09</text:p>
          </table:table-cell>
          <table:table-cell office:value-type="float" office:value="63352309.1" calcext:value-type="float">
            <text:p>63352309.1</text:p>
          </table:table-cell>
          <table:table-cell office:value-type="float" office:value="1004633.8" calcext:value-type="float">
            <text:p>1004633.8</text:p>
          </table:table-cell>
          <table:table-cell table:style-name="ce28" office:value-type="float" office:value="4.5453025364" calcext:value-type="float">
            <text:p>4.5453025364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1(LU)</text:p>
          </table:table-cell>
          <table:table-cell table:style-name="ce8" office:value-type="string" calcext:value-type="string">
            <text:p>1 (1000)</text:p>
          </table:table-cell>
          <table:table-cell table:style-name="ce10" office:value-type="float" office:value="19756379242.3" calcext:value-type="float">
            <text:p>1.98E+10</text:p>
          </table:table-cell>
          <table:table-cell table:style-name="ce10" office:value-type="float" office:value="253297478.5" calcext:value-type="float">
            <text:p>2.53E+08</text:p>
          </table:table-cell>
          <table:table-cell office:value-type="float" office:value="1312784902.6" calcext:value-type="float">
            <text:p>1312784902.6</text:p>
          </table:table-cell>
          <table:table-cell office:value-type="float" office:value="1007156.5" calcext:value-type="float">
            <text:p>1007156.5</text:p>
          </table:table-cell>
          <table:table-cell table:style-name="ce28" office:value-type="float" office:value="10.5958115443" calcext:value-type="float">
            <text:p>10.5958115443</text:p>
          </table:table-cell>
          <table:table-cell table:number-columns-repeated="57"/>
        </table:table-row>
        <table:table-row table:style-name="ro4" table:number-rows-repeated="3">
          <table:table-cell table:number-columns-repeated="2"/>
          <table:table-cell table:style-name="ce10" table:number-columns-repeated="5"/>
          <table:table-cell table:number-columns-repeated="57"/>
        </table:table-row>
        <table:table-row table:style-name="ro4">
          <table:table-cell/>
          <table:table-cell office:value-type="string" calcext:value-type="string">
            <text:p>q0</text:p>
          </table:table-cell>
          <table:table-cell table:style-name="ce11" table:formula="of:=([.C3]+[.C4]+[.C5]+[.C6])/4" office:value-type="float" office:value="10451048561.675" calcext:value-type="float">
            <text:p>1.05E+10</text:p>
          </table:table-cell>
          <table:table-cell table:style-name="ce10" table:formula="of:=SUM([.D3:.D6])/4" office:value-type="float" office:value="314503033.025" calcext:value-type="float">
            <text:p>3.15E+08</text:p>
          </table:table-cell>
          <table:table-cell table:style-name="ce10" table:formula="of:=SUM([.E3:.E6])/4" office:value-type="float" office:value="344067550.125" calcext:value-type="float">
            <text:p>3.44E+08</text:p>
          </table:table-cell>
          <table:table-cell table:style-name="ce10" table:formula="of:=SUM([.F3:.F6])/4" office:value-type="float" office:value="506697.025" calcext:value-type="float">
            <text:p>5.07E+05</text:p>
          </table:table-cell>
          <table:table-cell table:style-name="ce10" table:formula="of:=SUM([.G3:.G6])/4" office:value-type="float" office:value="3.788167568975" calcext:value-type="float">
            <text:p>3.79E+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qA</text:p>
          </table:table-cell>
          <table:table-cell table:style-name="ce11" table:formula="of:=(-[.C3]+[.C4]-[.C5]+[.C6])/4" office:value-type="float" office:value="-562924406.325" calcext:value-type="float">
            <text:p>-5.63E+08</text:p>
          </table:table-cell>
          <table:table-cell table:style-name="ce10" table:formula="of:=(-[.D3]+[.D4]-[.D5]+[.D6])/4" office:value-type="float" office:value="-187686794.675" calcext:value-type="float">
            <text:p>-1.88E+08</text:p>
          </table:table-cell>
          <table:table-cell table:style-name="ce10" table:formula="of:=(-[.E3]+[.E4]-[.E5]+[.E6])/4" office:value-type="float" office:value="312357454.175" calcext:value-type="float">
            <text:p>3.12E+08</text:p>
          </table:table-cell>
          <table:table-cell table:style-name="ce10" table:formula="of:=(-[.F3]+[.F4]-[.F5]+[.F6])/4" office:value-type="float" office:value="-1836.67500000002" calcext:value-type="float">
            <text:p>-1.84E+03</text:p>
          </table:table-cell>
          <table:table-cell table:style-name="ce10" table:formula="of:=(-[.G3]+[.G4]-[.G5]+[.G6])/4" office:value-type="float" office:value="1.512486142675" calcext:value-type="float">
            <text:p>1.51E+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qB</text:p>
          </table:table-cell>
          <table:table-cell table:style-name="ce11" table:formula="of:=(-[.C3]-[.C4]+[.C5]+[.C6])/4" office:value-type="float" office:value="10430054528.025" calcext:value-type="float">
            <text:p>1.04E+10</text:p>
          </table:table-cell>
          <table:table-cell table:style-name="ce10" table:formula="of:=(-[.D3]-[.D4]+[.D5]+[.D6])/4" office:value-type="float" office:value="313793040.075" calcext:value-type="float">
            <text:p>3.14E+08</text:p>
          </table:table-cell>
          <table:table-cell table:style-name="ce10" table:formula="of:=(-[.E3]-[.E4]+[.E5]+[.E6])/4" office:value-type="float" office:value="344001055.725" calcext:value-type="float">
            <text:p>3.44E+08</text:p>
          </table:table-cell>
          <table:table-cell table:style-name="ce10" table:formula="of:=(-[.F3]-[.F4]+[.F5]+[.F6])/4" office:value-type="float" office:value="499198.125" calcext:value-type="float">
            <text:p>4.99E+05</text:p>
          </table:table-cell>
          <table:table-cell table:style-name="ce10" table:formula="of:=(-[.G3]-[.G4]+[.G5]+[.G6])/4" office:value-type="float" office:value="3.782389471375" calcext:value-type="float">
            <text:p>3.78E+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qAB</text:p>
          </table:table-cell>
          <table:table-cell table:style-name="ce11" table:formula="of:=([.C3]-[.C4]-[.C5]+[.C6])/4" office:value-type="float" office:value="-561799441.075" calcext:value-type="float">
            <text:p>-5.62E+08</text:p>
          </table:table-cell>
          <table:table-cell table:style-name="ce10" table:formula="of:=([.D3]-[.D4]-[.D5]+[.D6])/4" office:value-type="float" office:value="-187311799.925" calcext:value-type="float">
            <text:p>-1.87E+08</text:p>
          </table:table-cell>
          <table:table-cell table:style-name="ce10" table:formula="of:=([.E3]-[.E4]-[.E5]+[.E6])/4" office:value-type="float" office:value="312358842.575" calcext:value-type="float">
            <text:p>3.12E+08</text:p>
          </table:table-cell>
          <table:table-cell table:style-name="ce10" table:formula="of:=([.F3]-[.F4]-[.F5]+[.F6])/4" office:value-type="float" office:value="3098.02499999999" calcext:value-type="float">
            <text:p>3.10E+03</text:p>
          </table:table-cell>
          <table:table-cell table:style-name="ce10" table:formula="of:=([.G3]-[.G4]-[.G5]+[.G6])/4" office:value-type="float" office:value="1.512768361275" calcext:value-type="float">
            <text:p>1.51E+00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10" table:number-columns-repeated="5"/>
          <table:table-cell table:number-columns-repeated="57"/>
        </table:table-row>
        <table:table-row table:style-name="ro4">
          <table:table-cell/>
          <table:table-cell office:value-type="string" calcext:value-type="string">
            <text:p>SST</text:p>
          </table:table-cell>
          <table:table-cell table:style-name="ce11" table:formula="of:=[.C16]+[.C17]+[.C18]" office:value-type="float" office:value="4.37674159827213E+020" calcext:value-type="float">
            <text:p>4.38E+20</text:p>
          </table:table-cell>
          <table:table-cell table:style-name="ce10" table:formula="of:=[.D16]+[.D17]+[.D18]" office:value-type="float" office:value="6.75112461144118E+017" calcext:value-type="float">
            <text:p>6.75E+17</text:p>
          </table:table-cell>
          <table:table-cell table:style-name="ce11" table:formula="of:=[.E16]+[.E17]+[.E18]" office:value-type="float" office:value="1.25388780821358E+018" calcext:value-type="float">
            <text:p>1.25E+18</text:p>
          </table:table-cell>
          <table:table-cell table:style-name="ce11" table:formula="of:=[.F16]+[.F17]+[.F18]" office:value-type="float" office:value="996846956549.888" calcext:value-type="float">
            <text:p>9.97E+11</text:p>
          </table:table-cell>
          <table:table-cell table:style-name="ce11" table:formula="of:=[.G16]+[.G17]+[.G18]" office:value-type="float" office:value="75.530210239308" calcext:value-type="float">
            <text:p>7.55E+01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SA</text:p>
          </table:table-cell>
          <table:table-cell table:style-name="ce11" table:formula="of:=4*[.C11]*[.C11]" office:value-type="float" office:value="1.26753554894541E+018" calcext:value-type="float">
            <text:p>1.27E+18</text:p>
          </table:table-cell>
          <table:table-cell table:style-name="ce10" table:formula="of:=4*[.D11]*[.D11]" office:value-type="float" office:value="1.40905331581502E+017" calcext:value-type="float">
            <text:p>1.41E+17</text:p>
          </table:table-cell>
          <table:table-cell table:style-name="ce11" table:formula="of:=4*[.E11]*[.E11]" office:value-type="float" office:value="3.90268716714749E+017" calcext:value-type="float">
            <text:p>3.90E+17</text:p>
          </table:table-cell>
          <table:table-cell table:style-name="ce11" table:formula="of:=4*[.F11]*[.F11]" office:value-type="float" office:value="13493500.2225003" calcext:value-type="float">
            <text:p>1.35E+07</text:p>
          </table:table-cell>
          <table:table-cell table:style-name="ce11" table:formula="of:=4*[.G11]*[.G11]" office:value-type="float" office:value="9.1504573271356" calcext:value-type="float">
            <text:p>9.15E+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SB</text:p>
          </table:table-cell>
          <table:table-cell table:style-name="ce11" table:formula="of:=4*[.C12]*[.C12]" office:value-type="float" office:value="4.35144149830299E+020" calcext:value-type="float">
            <text:p>4.35E+20</text:p>
          </table:table-cell>
          <table:table-cell table:style-name="ce10" table:formula="of:=4*[.D12]*[.D12]" office:value-type="float" office:value="3.93864287998042E+017" calcext:value-type="float">
            <text:p>3.94E+17</text:p>
          </table:table-cell>
          <table:table-cell table:style-name="ce11" table:formula="of:=4*[.E12]*[.E12]" office:value-type="float" office:value="4.73346905359658E+017" calcext:value-type="float">
            <text:p>4.73E+17</text:p>
          </table:table-cell>
          <table:table-cell table:style-name="ce11" table:formula="of:=4*[.F12]*[.F12]" office:value-type="float" office:value="996795072014.062" calcext:value-type="float">
            <text:p>9.97E+11</text:p>
          </table:table-cell>
          <table:table-cell table:style-name="ce11" table:formula="of:=4*[.G12]*[.G12]" office:value-type="float" office:value="57.2258804526738" calcext:value-type="float">
            <text:p>5.72E+01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SAB</text:p>
          </table:table-cell>
          <table:table-cell table:style-name="ce11" table:formula="of:=4*[.C13]*[.C13]" office:value-type="float" office:value="1.26247444796873E+018" calcext:value-type="float">
            <text:p>1.26E+18</text:p>
          </table:table-cell>
          <table:table-cell table:style-name="ce10" table:formula="of:=4*[.D13]*[.D13]" office:value-type="float" office:value="1.40342841564573E+017" calcext:value-type="float">
            <text:p>1.40E+17</text:p>
          </table:table-cell>
          <table:table-cell table:style-name="ce11" table:formula="of:=4*[.E13]*[.E13]" office:value-type="float" office:value="3.90272186139175E+017" calcext:value-type="float">
            <text:p>3.90E+17</text:p>
          </table:table-cell>
          <table:table-cell table:style-name="ce11" table:formula="of:=4*[.F13]*[.F13]" office:value-type="float" office:value="38391035.6024999" calcext:value-type="float">
            <text:p>3.84E+07</text:p>
          </table:table-cell>
          <table:table-cell table:style-name="ce11" table:formula="of:=4*[.G13]*[.G13]" office:value-type="float" office:value="9.1538724594986" calcext:value-type="float">
            <text:p>9.15E+00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10" table:number-columns-repeated="2"/>
          <table:table-cell table:style-name="ce11" table:number-columns-repeated="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table:style-name="ce26" table:formula="of:=[.C16]/[.C15]" office:value-type="float" office:value="0.00289607124497781" calcext:value-type="float">
            <text:p>0.00289607124497781</text:p>
          </table:table-cell>
          <table:table-cell table:style-name="ce28" table:formula="of:=[.D16]/[.D15]" office:value-type="float" office:value="0.208713865750173" calcext:value-type="float">
            <text:p>0.208713865750173</text:p>
          </table:table-cell>
          <table:table-cell table:style-name="ce26" table:formula="of:=[.E16]/[.E15]" office:value-type="float" office:value="0.311246918710188" calcext:value-type="float">
            <text:p>0.311246918710188</text:p>
          </table:table-cell>
          <table:table-cell table:style-name="ce26" table:formula="of:=[.F16]/[.F15]" office:value-type="float" office:value="0.0000135361803874103" calcext:value-type="float">
            <text:p>1.35361803874103E-05</text:p>
          </table:table-cell>
          <table:table-cell table:style-name="ce26" table:formula="of:=[.G16]/[.G15]" office:value-type="float" office:value="0.121149634009273" calcext:value-type="float">
            <text:p>0.121149634009273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table:style-name="ce26" table:formula="of:=[.C17]/[.C15]" office:value-type="float" office:value="0.994219421137604" calcext:value-type="float">
            <text:p>0.994219421137604</text:p>
          </table:table-cell>
          <table:table-cell table:style-name="ce28" table:formula="of:=[.D17]/[.D15]" office:value-type="float" office:value="0.583405448227926" calcext:value-type="float">
            <text:p>0.583405448227926</text:p>
          </table:table-cell>
          <table:table-cell table:style-name="ce26" table:formula="of:=[.E17]/[.E15]" office:value-type="float" office:value="0.377503395645929" calcext:value-type="float">
            <text:p>0.377503395645929</text:p>
          </table:table-cell>
          <table:table-cell table:style-name="ce26" table:formula="of:=[.F17]/[.F15]" office:value-type="float" office:value="0.999947951352528" calcext:value-type="float">
            <text:p>0.999947951352528</text:p>
          </table:table-cell>
          <table:table-cell table:style-name="ce26" table:formula="of:=[.G17]/[.G15]" office:value-type="float" office:value="0.757655516532534" calcext:value-type="float">
            <text:p>0.757655516532534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B</text:p>
          </table:table-cell>
          <table:table-cell table:style-name="ce26" table:formula="of:=[.C18]/[.C15]" office:value-type="float" office:value="0.00288450761741825" calcext:value-type="float">
            <text:p>0.00288450761741825</text:p>
          </table:table-cell>
          <table:table-cell table:style-name="ce28" table:formula="of:=[.D18]/[.D15]" office:value-type="float" office:value="0.207880686021901" calcext:value-type="float">
            <text:p>0.207880686021901</text:p>
          </table:table-cell>
          <table:table-cell table:style-name="ce26" table:formula="of:=[.E18]/[.E15]" office:value-type="float" office:value="0.311249685643883" calcext:value-type="float">
            <text:p>0.311249685643883</text:p>
          </table:table-cell>
          <table:table-cell table:style-name="ce26" table:formula="of:=[.F18]/[.F15]" office:value-type="float" office:value="0.0000385124670845886" calcext:value-type="float">
            <text:p>3.85124670845886E-05</text:p>
          </table:table-cell>
          <table:table-cell table:style-name="ce26" table:formula="of:=[.G18]/[.G15]" office:value-type="float" office:value="0.121194849458193" calcext:value-type="float">
            <text:p>0.121194849458193</text:p>
          </table:table-cell>
          <table:table-cell table:number-columns-repeated="57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 number:grouping="true"/>
    </number:number-style>
    <number:number-style style:name="N161">
      <number:number number:decimal-places="5" number:min-decimal-places="5" number:min-integer-digits="1"/>
    </number:number-style>
    <number:number-style style:name="N162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53:32.0591597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ita Bruschi</meta:initial-creator>
    <meta:creation-date>2017-08-29T18:53:00</meta:creation-date>
    <dc:date>2021-10-05T23:31:55.112745564</dc:date>
    <meta:generator>LibreOffice/7.2.1.2$Linux_X86_64 LibreOffice_project/20$Build-2</meta:generator>
    <meta:editing-duration>PT28M26S</meta:editing-duration>
    <meta:editing-cycles>3</meta:editing-cycles>
    <meta:document-statistic meta:table-count="1" meta:cell-count="103" meta:object-count="0"/>
    <meta:user-defined meta:name="AppVersion">16.0300</meta:user-defined>
  </office:meta>
</office:document-meta>
</file>